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Arial1" svg:font-family="Arial" style:font-family-generic="swiss"/>
    <style:font-face style:name="Source Code Pro" svg:font-family="'Source Code Pr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algun Gothic" svg:font-family="'Malgun Gothic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fo:language="es" fo:country="ES" officeooo:rsid="000108b6" officeooo:paragraph-rsid="000108b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5pt" fo:language="es" fo:country="ES" officeooo:rsid="000108b6" officeooo:paragraph-rsid="000108b6" style:font-size-asian="15pt" style:font-size-complex="15pt"/>
    </style:style>
    <style:style style:name="P3" style:family="paragraph" style:parent-style-name="Standard">
      <style:text-properties fo:color="#666666" style:font-name="Verdana" fo:font-size="10pt" fo:language="es" fo:country="ES" officeooo:rsid="000108b6" officeooo:paragraph-rsid="000108b6" style:font-size-asian="10pt" style:font-size-complex="10pt"/>
    </style:style>
    <style:style style:name="P4" style:family="paragraph" style:parent-style-name="Standard">
      <style:text-properties fo:color="#666666" style:font-name="Liberation Sans" fo:font-size="8pt" fo:language="es" fo:country="ES" fo:font-style="italic" officeooo:rsid="000108b6" officeooo:paragraph-rsid="00022caf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fo:color="#666666" fo:font-size="11pt" fo:language="es" fo:country="ES" fo:font-weight="normal" officeooo:rsid="000108b6" officeooo:paragraph-rsid="0001b5f2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666666" fo:font-size="9pt" fo:language="es" fo:country="ES" fo:font-style="italic" fo:font-weight="normal" officeooo:rsid="000108b6" officeooo:paragraph-rsid="0001b5f2" style:font-size-asian="9pt" style:font-style-asian="italic" style:font-weight-asian="normal" style:font-size-complex="9pt" style:font-style-complex="italic" style:font-weight-complex="normal"/>
    </style:style>
    <style:style style:name="P7" style:family="paragraph" style:parent-style-name="Standard">
      <style:text-properties fo:color="#666666" fo:font-size="8pt" fo:language="es" fo:country="ES" officeooo:rsid="000108b6" officeooo:paragraph-rsid="000108b6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fo:color="#3d4266" style:font-name="Malgun Gothic" fo:font-size="20pt" fo:language="es" fo:country="ES" fo:font-weight="bold" officeooo:rsid="000108b6" officeooo:paragraph-rsid="0001b5f2" style:font-size-asian="20pt" style:font-weight-asian="bold" style:font-size-complex="20pt" style:font-weight-complex="bold"/>
    </style:style>
    <style:style style:name="P9" style:family="paragraph" style:parent-style-name="Drawing">
      <style:text-properties fo:color="#666666" fo:font-size="9pt" fo:language="es" fo:country="ES" style:font-size-asian="9pt" style:font-size-complex="9pt"/>
    </style:style>
    <style:style style:name="P10" style:family="paragraph" style:parent-style-name="Drawing" style:list-style-name="L1">
      <style:text-properties fo:color="#666666" fo:font-size="9pt" fo:language="es" fo:country="ES" style:font-size-asian="9pt" style:font-size-complex="9pt"/>
    </style:style>
    <style:style style:name="P11" style:family="paragraph" style:parent-style-name="Drawing" style:list-style-name="L2">
      <style:text-properties fo:color="#666666" fo:font-size="9pt" fo:language="es" fo:country="ES" style:font-size-asian="9pt" style:font-size-complex="9pt"/>
    </style:style>
    <style:style style:name="P12" style:family="paragraph" style:parent-style-name="Drawing" style:list-style-name="L3">
      <style:text-properties fo:color="#666666" fo:font-size="9pt" fo:language="es" fo:country="ES" officeooo:paragraph-rsid="0001b5f2" style:font-size-asian="9pt" style:font-size-complex="9pt"/>
    </style:style>
    <style:style style:name="P13" style:family="paragraph" style:parent-style-name="Drawing" style:list-style-name="L4">
      <style:text-properties fo:color="#666666" fo:font-size="9pt" fo:language="es" fo:country="ES" officeooo:paragraph-rsid="00022caf" style:font-size-asian="9pt" style:font-size-complex="9pt"/>
    </style:style>
    <style:style style:name="P14" style:family="paragraph" style:parent-style-name="Drawing" style:list-style-name="L4">
      <style:text-properties fo:color="#666666" fo:font-size="9pt" fo:language="es" fo:country="ES" officeooo:rsid="0007b262" officeooo:paragraph-rsid="0007b262" style:font-size-asian="9pt" style:font-size-complex="9pt"/>
    </style:style>
    <style:style style:name="P15" style:family="paragraph" style:parent-style-name="Drawing">
      <style:text-properties fo:color="#666666" style:font-name="Liberation Sans" fo:font-size="11pt" fo:language="es" fo:country="ES" fo:font-style="normal" fo:font-weight="bold" officeooo:rsid="0001b5f2" officeooo:paragraph-rsid="0006e0c4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Drawing">
      <style:text-properties fo:color="#666666" style:font-name="Liberation Sans" fo:font-size="11pt" fo:language="es" fo:country="ES" fo:font-style="normal" fo:font-weight="bold" officeooo:rsid="0001b5f2" officeooo:paragraph-rsid="000a88f7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Drawing">
      <style:text-properties fo:color="#666666" style:font-name="Liberation Sans" fo:font-size="11pt" fo:language="es" fo:country="ES" fo:font-style="normal" fo:font-weight="bold" officeooo:rsid="0001b5f2" officeooo:paragraph-rsid="000b0365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Drawing">
      <style:text-properties fo:color="#666666" style:font-name="Liberation Sans" fo:font-size="11pt" fo:language="es" fo:country="ES" fo:font-style="normal" fo:font-weight="bold" officeooo:paragraph-rsid="000340c6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Drawing">
      <style:text-properties fo:color="#666666" style:font-name="Liberation Sans" fo:font-size="11pt" fo:language="es" fo:country="ES" fo:font-style="normal" fo:font-weight="bold" officeooo:rsid="0006a2a1" officeooo:paragraph-rsid="0006a2a1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Drawing">
      <style:text-properties fo:color="#666666" fo:language="es" fo:country="ES"/>
    </style:style>
    <style:style style:name="P21" style:family="paragraph" style:parent-style-name="Drawing">
      <style:text-properties fo:color="#333333" style:font-name="Liberation Sans" fo:font-size="9pt" fo:language="es" fo:country="ES" officeooo:paragraph-rsid="00022caf" style:font-size-asian="9pt" style:font-size-complex="9pt"/>
    </style:style>
    <style:style style:name="P22" style:family="paragraph" style:parent-style-name="Drawing">
      <style:text-properties fo:color="#333333" fo:font-size="11pt" fo:language="es" fo:country="ES" officeooo:paragraph-rsid="0001b5f2" style:font-size-asian="11pt" style:font-size-complex="11pt"/>
    </style:style>
    <style:style style:name="P23" style:family="paragraph" style:parent-style-name="Drawing">
      <style:text-properties officeooo:paragraph-rsid="0006a2a1"/>
    </style:style>
    <style:style style:name="T1" style:family="text">
      <style:text-properties style:font-name="Verdana"/>
    </style:style>
    <style:style style:name="T2" style:family="text">
      <style:text-properties style:font-name="Verdana" officeooo:rsid="0001b5f2"/>
    </style:style>
    <style:style style:name="T3" style:family="text">
      <style:text-properties style:font-name="Verdana" fo:font-size="9pt" fo:font-style="italic" style:font-size-asian="9pt" style:font-style-asian="italic" style:font-size-complex="9pt" style:font-style-complex="italic"/>
    </style:style>
    <style:style style:name="T4" style:family="text">
      <style:text-properties style:font-name="Verdana" fo:font-size="9pt" fo:font-style="italic" officeooo:rsid="0001b5f2" style:font-size-asian="9pt" style:font-style-asian="italic" style:font-size-complex="9pt" style:font-style-complex="italic"/>
    </style:style>
    <style:style style:name="T5" style:family="text">
      <style:text-properties officeooo:rsid="0001b5f2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size="9pt" fo:font-style="italic" fo:font-weight="normal" officeooo:rsid="000340c6" style:font-size-asian="9pt" style:font-style-asian="italic" style:font-weight-asian="normal" style:font-size-complex="9pt" style:font-style-complex="italic" style:font-weight-complex="normal"/>
    </style:style>
    <style:style style:name="T8" style:family="text">
      <style:text-properties fo:font-size="9pt" fo:font-style="italic" fo:font-weight="normal" officeooo:rsid="00097f8b" style:font-size-asian="9pt" style:font-style-asian="italic" style:font-weight-asian="normal" style:font-size-complex="9pt" style:font-style-complex="italic" style:font-weight-complex="normal"/>
    </style:style>
    <style:style style:name="T9" style:family="text">
      <style:text-properties fo:font-size="9pt" fo:font-style="italic" fo:font-weight="normal" officeooo:rsid="00022caf" style:font-size-asian="9pt" style:font-style-asian="italic" style:font-weight-asian="normal" style:font-size-complex="9pt" style:font-style-complex="italic" style:font-weight-complex="normal"/>
    </style:style>
    <style:style style:name="T10" style:family="text">
      <style:text-properties fo:font-size="9pt" fo:font-style="italic" fo:font-weight="normal" officeooo:rsid="000a88f7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fo:font-size="9pt" fo:font-style="italic" fo:font-weight="normal" officeooo:rsid="000b0365" style:font-size-asian="9pt" style:font-style-asian="italic" style:font-weight-asian="normal" style:font-size-complex="9pt" style:font-style-complex="italic" style:font-weight-complex="normal"/>
    </style:style>
    <style:style style:name="T12" style:family="text">
      <style:text-properties style:font-name="Liberation Sans"/>
    </style:style>
    <style:style style:name="T13" style:family="text"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Liberation Sans" fo:font-style="italic" style:font-style-asian="italic" style:font-style-complex="italic"/>
    </style:style>
    <style:style style:name="T15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7" style:family="text">
      <style:text-properties fo:font-size="11pt" fo:font-style="italic" fo:font-weight="normal" officeooo:rsid="00022caf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fo:font-style="italic" officeooo:rsid="00022caf" style:font-style-asian="italic" style:font-style-complex="italic"/>
    </style:style>
    <style:style style:name="T19" style:family="text">
      <style:text-properties officeooo:rsid="00022caf"/>
    </style:style>
    <style:style style:name="T20" style:family="text">
      <style:text-properties officeooo:rsid="000340c6"/>
    </style:style>
    <style:style style:name="T21" style:family="text">
      <style:text-properties fo:color="#333333"/>
    </style:style>
    <style:style style:name="T22" style:family="text">
      <style:text-properties fo:color="#333333" style:font-name="Liberatio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fo:color="#333333" style:font-name="Liberation Sans" fo:font-size="11pt" fo:font-style="normal" fo:font-weight="bold" officeooo:rsid="0001b5f2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fo:color="#333333" style:font-name="Liberation Sans" fo:font-size="11pt" style:font-size-asian="11pt" style:font-size-complex="11pt"/>
    </style:style>
    <style:style style:name="T25" style:family="text">
      <style:text-properties fo:color="#333333" style:font-name="Liberation Sans" fo:font-size="11pt" officeooo:rsid="00022caf" style:font-size-asian="11pt" style:font-size-complex="11pt"/>
    </style:style>
    <style:style style:name="T26" style:family="text">
      <style:text-properties fo:color="#333333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7" style:family="text">
      <style:text-properties fo:color="#333333" fo:font-size="9pt" fo:font-style="italic" fo:font-weight="normal" officeooo:rsid="00097f8b" style:font-size-asian="9pt" style:font-style-asian="italic" style:font-weight-asian="normal" style:font-size-complex="9pt" style:font-style-complex="italic" style:font-weight-complex="normal"/>
    </style:style>
    <style:style style:name="T28" style:family="text">
      <style:text-properties fo:color="#333333" fo:font-size="9pt" fo:font-style="italic" fo:font-weight="normal" officeooo:rsid="00022caf" style:font-size-asian="9pt" style:font-style-asian="italic" style:font-weight-asian="normal" style:font-size-complex="9pt" style:font-style-complex="italic" style:font-weight-complex="normal"/>
    </style:style>
    <style:style style:name="T29" style:family="text">
      <style:text-properties fo:color="#333333" officeooo:rsid="000340c6"/>
    </style:style>
    <style:style style:name="T30" style:family="text">
      <style:text-properties fo:color="#333333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333333" fo:font-style="italic" fo:font-weight="normal" officeooo:rsid="00022caf" style:font-style-asian="italic" style:font-weight-asian="normal" style:font-style-complex="italic" style:font-weight-complex="normal"/>
    </style:style>
    <style:style style:name="T32" style:family="text">
      <style:text-properties fo:color="#333333" fo:font-style="italic" fo:font-weight="normal" officeooo:rsid="00097f8b" style:font-style-asian="italic" style:font-weight-asian="normal" style:font-style-complex="italic" style:font-weight-complex="normal"/>
    </style:style>
    <style:style style:name="T33" style:family="text">
      <style:text-properties fo:color="#333333" officeooo:rsid="00097f8b"/>
    </style:style>
    <style:style style:name="T34" style:family="text">
      <style:text-properties officeooo:rsid="0004abde"/>
    </style:style>
    <style:style style:name="T35" style:family="text">
      <style:text-properties fo:font-variant="normal" fo:text-transform="none" fo:color="#000000" style:font-name="Linux Libertine" fo:font-size="9pt" fo:letter-spacing="normal" fo:language="en" fo:country="US" fo:font-style="italic" fo:font-weight="normal" officeooo:rsid="0006a2a1" style:font-size-asian="9pt" style:font-style-asian="italic" style:font-weight-asian="normal" style:font-size-complex="9pt" style:font-style-complex="italic" style:font-weight-complex="normal"/>
    </style:style>
    <style:style style:name="T36" style:family="text">
      <style:text-properties fo:font-variant="normal" fo:text-transform="none" fo:color="#6666ff" style:font-name="Linux Libertine" fo:font-size="9pt" fo:letter-spacing="normal" fo:language="en" fo:country="US" fo:font-style="italic" style:text-underline-style="none" fo:font-weight="normal" officeooo:rsid="0006a2a1" style:font-size-asian="9pt" style:font-style-asian="italic" style:font-weight-asian="normal" style:font-size-complex="9pt" style:font-style-complex="italic" style:font-weight-complex="normal"/>
    </style:style>
    <style:style style:name="T37" style:family="text">
      <style:text-properties fo:font-variant="normal" fo:text-transform="none" fo:color="#666666" style:font-name="Linux Libertine" fo:font-size="9pt" fo:letter-spacing="normal" fo:language="en" fo:country="US" fo:font-style="italic" fo:font-weight="normal" officeooo:rsid="000340c6" style:font-size-asian="9pt" style:font-style-asian="italic" style:font-weight-asian="normal" style:font-size-complex="9pt" style:font-style-complex="italic" style:font-weight-complex="normal"/>
    </style:style>
    <style:style style:name="T38" style:family="text">
      <style:text-properties fo:font-variant="normal" fo:text-transform="none" fo:color="#666666" style:font-name="Linux Libertine" fo:font-size="9pt" fo:letter-spacing="normal" fo:language="en" fo:country="US" fo:font-style="italic" fo:font-weight="normal" officeooo:rsid="0006a2a1" style:font-size-asian="9pt" style:font-style-asian="italic" style:font-weight-asian="normal" style:font-size-complex="9pt" style:font-style-complex="italic" style:font-weight-complex="normal"/>
    </style:style>
    <style:style style:name="T39" style:family="text">
      <style:text-properties officeooo:rsid="0007b2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utor de la propuesta: Victor D<text:span text:style-name="T34">i</text:span>az Medina </text:p>
      <text:p text:style-name="P4"><text:span text:style-name="T19">Email: vdmpeniel@yahoo.es</text:span> <text:s text:c="28"/></text:p>
      <text:p text:style-name="P4">Fecha: 07/08/16 <text:s/></text:p>
      <text:p text:style-name="P4"><text:span text:style-name="T19">Administración de versiones: GIT.</text:span> <text:s text:c="32"/></text:p>
      <text:p text:style-name="P7"><text:span text:style-name="T14">Licencia: (escoger licencia de fuente abierta). </text:span><text:span text:style-name="T12"><text:s/></text:span><text:span text:style-name="T18">Entre tanto no se defina la licencia a usarse, este proyecto debe considerarse sujeto a copyright.</text:span></text:p>
      <text:p text:style-name="P1"><text:s text:c="3"/></text:p>
      <text:p text:style-name="P1"/>
      <text:p text:style-name="P8">REPÚBLICA LIBRE DE CUBA </text:p>
      <text:p text:style-name="P6"><text:span text:style-name="T2">(</text:span><text:span text:style-name="T1">El gobierno Cubano de Fuente abierta)</text:span></text:p>
      <text:p text:style-name="P5"><text:span text:style-name="T3">versión:070816.0.</text:span><text:span text:style-name="T4">0</text:span><text:span text:style-name="T2"> </text:span></text:p>
      <text:p text:style-name="P2"/>
      <text:p text:style-name="P15"><text:span text:style-name="T21">FORMATO:<text:line-break/></text:span><text:span text:style-name="T6">{}: Comentarios<text:line-break/>[n]: Fuente o abreviatura</text:span></text:p>
      <text:p text:style-name="P16"><text:span text:style-name="T33">OBJETIVO</text:span><text:span text:style-name="T21">:</text:span><text:span text:style-name="T30"> </text:span></text:p>
      <text:p text:style-name="P17"><text:span text:style-name="T27"><text:tab/></text:span><text:span text:style-name="T8">La creación de un gobierno interino paralelo al actual gobierno terrorista, ilegal e ilegitimo en el poder de nuestra Isla</text:span><text:span text:style-name="T9"> </text:span><text:span text:style-name="T8">que se dedique por completo a crear las bases para la transición a la democracia. . Tal gobierno tendrá como modelo </text:span><text:span text:style-name="T11">y será la continuación directa de </text:span><text:span text:style-name="T8">la República de Cuba en Armas, de nuestra historia independentista, viendo a la actual tiranía como se vería a una fuerza de ocupación extranjera. Este gobierno no reconocerá a la dictadura en absoluto y partiendo desde el empoderamiento individual, crecerá hasta desplazarla. Toda alusión y tratamiento hacia el actual gobierno deberá encuadrarse bajo este concepto, desconociendo así cualquier autoridad, eficacia, oficialidad o legitimidad del mismo. </text:span><text:span text:style-name="T32"><text:line-break/></text:span></text:p>
      <text:p text:style-name="P20"><text:span text:style-name="T22">VISIÓN:</text:span><text:span text:style-name="T24"> </text:span><text:span text:style-name="T25">{</text:span><text:span text:style-name="T24">El totalitarismo comunista es una enfermedad del alma. Sin comprometer a los creyentes de la Iglesia de Cristo, debe imitarseles en cuanto a su método minimalista de crecimiento ganando para </text:span><text:span text:style-name="T25">la democracia</text:span><text:span text:style-name="T24"> a los ciudadanos, uno a la vez</text:span><text:span text:style-name="T25">}</text:span><text:span text:style-name="T21"> </text:span><text:tab/></text:p>
      <text:p text:style-name="P3"/>
      <text:list xml:id="list2918649152089150228" text:style-name="L1">
        <text:list-item>
          <text:p text:style-name="P10"><text:span text:style-name="T5">(</text:span>01<text:span text:style-name="T5">)</text:span> - El compromiso, visión y motivaciones individuales han demostrado a través de los siglos ser los aliados mas poderosos de las transformaciones sociales, políticas y económicas. Cualquier intento de transición a una república plena y libre, debe <text:s/>centrarse <text:span text:style-name="T20">y partir d</text:span>el individuo. <text:line-break/>Ejemplos:</text:p>
        </text:list-item>
        <text:list-item>
          <text:p text:style-name="P10"><text:span text:style-name="T5">(</text:span>02<text:span text:style-name="T5">)</text:span> - No es necesario descartar ningún medio de difusión, pero la transmisión personal de los ideales de <text:span text:style-name="T20">la </text:span>libertad ha de ser prioritario, especialmente dentro de la isla.<text:line-break/>Ejemplos:</text:p>
        </text:list-item>
        <text:list-item>
          <text:p text:style-name="P10"><text:span text:style-name="T5">(</text:span>03<text:span text:style-name="T5">)</text:span> - En la medida en que crece el numero de ciudadanos de la República Libre de Cuba, deben comenzar a organizarse formando instituciones que funcionaran como las bases de un gobierno democrático paralelo.<text:line-break/>Ejemplos:</text:p>
        </text:list-item>
      </text:list>
      <text:list xml:id="list3400634747313460454" text:style-name="L2">
        <text:list-item>
          <text:p text:style-name="P11"><text:span text:style-name="T5">(</text:span>04<text:span text:style-name="T5">)</text:span>-Las instituciones pertenecientes al gobierno ilegitimo deben ser convertidas a la República, hasta que sea factible hacerlas desaparecer. La idea es revertir la división que destruyo la democracia, <text:s/>fusionando dichas instituciones.<text:line-break/>Ejemplos:</text:p>
        </text:list-item>
      </text:list>
      <text:p text:style-name="P9"/>
      <text:p text:style-name="P22"><text:span text:style-name="T13">ESTRATEGIA:</text:span></text:p>
      <text:list xml:id="list618504953860906304" text:style-name="L3">
        <text:list-item>
          <text:p text:style-name="P12"><text:span text:style-name="T5">(</text:span>01<text:span text:style-name="T5">) </text:span>- La RLC[1] no reconoce al gobierno ilegitimo e ilegal que tiene el control sobre la isla, y por tanto existirá como gobierno paralelo entre tanto no se consiga la desaparición del mismo.</text:p>
        </text:list-item>
        <text:list-item>
          <text:p text:style-name="P12"><text:span text:style-name="T5">(</text:span>02<text:span text:style-name="T5">) </text:span>- La RLC establecerá su sistema de gobierno y establecerá para ello sus estructuras tanto teóricas<text:tab/>como practicas basándose en los principios de la democracia.</text:p>
        </text:list-item>
        <text:list-item>
          <text:p text:style-name="P12"><text:soft-page-break/><text:span text:style-name="T5">(</text:span>03<text:span text:style-name="T5">) </text:span>- Cada individuo de origen cubano tendrá el derecho de adherirse a la república, <text:span text:style-name="T5">d</text:span>e manera voluntaria. <text:span text:style-name="T19">{</text:span>pueden haber requisito? <text:span text:style-name="T19">}</text:span></text:p>
        </text:list-item>
        <text:list-item>
          <text:p text:style-name="P12"><text:span text:style-name="T5">(</text:span>04<text:span text:style-name="T5">) </text:span>- Hasta que se solidifique la República, cada ciudadano no tendrá responsabilidades financieras con la misma. Sus responsabilidades serán para con el gobierno del lugar donde vive. <text:span text:style-name="T5">(</text:span> esto incluye al gobierno extranjerizo e ilegal que hoy gobierna Cuba de manera ilegitima e ilegal ) </text:p>
        </text:list-item>
      </text:list>
      <text:p text:style-name="P9"/>
      <text:p text:style-name="P21"><text:span text:style-name="T15">TODO </text:span><text:span text:style-name="T17">{</text:span><text:span text:style-name="T16">por hacer</text:span><text:span text:style-name="T17">}</text:span><text:span text:style-name="T16">:</text:span></text:p>
      <text:list xml:id="list8004446719542757460" text:style-name="L4">
        <text:list-item>
          <text:p text:style-name="P13"><text:span text:style-name="T19">(01) </text:span>- Creación<text:span text:style-name="T19"> del Proyecto RLC en git {hecho}</text:span>.</text:p>
        </text:list-item>
        <text:list-item>
          <text:p text:style-name="P13"><text:span text:style-name="T19">(02) </text:span>- Seleccionar tipo de Licencia.</text:p>
        </text:list-item>
        <text:list-item>
          <text:p text:style-name="P13"><text:s/><text:span text:style-name="T19">(03) </text:span>- Estandarizar el formato de autoría de propuestas.</text:p>
        </text:list-item>
        <text:list-item>
          <text:p text:style-name="P13"><text:s/><text:span text:style-name="T19">(04) </text:span>- Estandarizar el versionado.</text:p>
        </text:list-item>
        <text:list-item>
          <text:p text:style-name="P13"><text:s/><text:span text:style-name="T19">(05) </text:span>- Redacción de la constitución de la RLC.</text:p>
        </text:list-item>
        <text:list-item>
          <text:p text:style-name="P13"><text:s/><text:span text:style-name="T19">(06) </text:span>- Establecimiento de la plataforma teórica de gobierno.</text:p>
        </text:list-item>
        <text:list-item>
          <text:p text:style-name="P13"><text:s/><text:span text:style-name="T19">(07) </text:span>- Construcción de la pagina oficial de la RLC como primera imagen de la misma.</text:p>
        </text:list-item>
        <text:list-item>
          <text:p text:style-name="P13"><text:s/><text:span text:style-name="T19">(08) </text:span>- Elecciones y ordenación de los oficiales de la RLC.</text:p>
        </text:list-item>
        <text:list-item>
          <text:p text:style-name="P13"><text:span text:style-name="T19">(09) </text:span>- Traducción a todos los idiomas hablados por los ciudadanos <text:span text:style-name="T39">de la RLC</text:span></text:p>
        </text:list-item>
        <text:list-item>
          <text:p text:style-name="P14">(10) - Creacion de un sistema de jerarquia en los privilegios de modificacion del proyecto.</text:p>
        </text:list-item>
      </text:list>
      <text:p text:style-name="P9"/>
      <text:p text:style-name="P9"><text:span text:style-name="T22">F</text:span><text:span text:style-name="T23">UENTES Y ABREVIATURAS</text:span><text:span text:style-name="T22">:</text:span><text:line-break/>[1] República Libre de Cuba</text:p>
      <text:p text:style-name="P18"><text:span text:style-name="T21">LICENCIA:</text:span> <text:span text:style-name="T7">{Texto de la licencia}</text:span></text:p>
      <text:p text:style-name="P19"><text:span text:style-name="T21">OBJETIVOS DE INVESTIGACION</text:span><text:span text:style-name="T29">:</text:span><text:span text:style-name="T7"> </text:span></text:p>
      <text:p text:style-name="P23"><text:bookmark text:name="firstHeading"/><text:span text:style-name="T37">Republic of Texas (group) </text:span><text:span text:style-name="T38">from:</text:span><text:span text:style-name="T35"> </text:span></text:p>
      <text:p text:style-name="P23"><text:a xlink:type="simple" xlink:href="https://en.wikipedia.org/wiki/Republic_of_Texas_(group)#History" text:style-name="Internet_20_link" text:visited-style-name="Visited_20_Internet_20_Link"><text:span text:style-name="T36">https://en.wikipedia.org/wiki/Republic_of_Texas_(group)#History</text:span></text:a></text:p>
      <text:p text:style-name="P23"><text:span text:style-name="T36">http://thetexasrepublic.com/</text:span></text:p>
      <text:p text:style-name="P19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Arial1" svg:font-family="Arial" style:font-family-generic="swiss"/>
    <style:font-face style:name="Source Code Pro" svg:font-family="'Source Code Pr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algun Gothic" svg:font-family="'Malgun Gothic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08:57:52.166000000</meta:creation-date>
    <dc:date>2016-08-07T10:29:47.443000000</dc:date>
    <meta:editing-duration>PT39M42S</meta:editing-duration>
    <meta:editing-cycles>7</meta:editing-cycles>
    <meta:generator>LibreOffice/5.1.3.2$Windows_x86 LibreOffice_project/644e4637d1d8544fd9f56425bd6cec110e49301b</meta:generator>
    <meta:document-statistic meta:table-count="0" meta:image-count="0" meta:object-count="0" meta:page-count="2" meta:paragraph-count="39" meta:word-count="625" meta:character-count="4039" meta:non-whitespace-character-count="3381"/>
  </office:meta>
</office:document-meta>
</file>